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code-pro" svg:font-family="source-code-pro, Menlo, Monaco, 'Courier New', Courier, monospace"/>
    <style:font-face style:name="system-ui" svg:font-family="system-ui, apple-system, blinkmacsystemfont, 'Segoe UI', helvetica, arial, sans-serif, 'Apple Color Emoji', 'Segoe UI Emoji', 'Segoe UI Symbol'"/>
    <style:font-face style:name="var jp-cell-prompt-font-family" svg:font-family="'var jp-cell-prompt-font-family'"/>
    <style:font-face style:name="var jp-code-font-family" svg:font-family="'var jp-code-font-family'"/>
    <style:font-face style:name="var jp-content-font-family" svg:font-family="'var jp-content-font-family'"/>
  </office:font-face-decls>
  <office:automatic-styles>
    <style:style style:name="P1" style:family="paragraph" style:parent-style-name="Standard">
      <style:text-properties fo:font-weight="normal" officeooo:rsid="0020d51b" officeooo:paragraph-rsid="0013aed4" style:font-weight-asian="normal" style:font-weight-complex="normal"/>
    </style:style>
    <style:style style:name="P2" style:family="paragraph" style:parent-style-name="Standard">
      <style:text-properties fo:font-weight="normal" officeooo:rsid="0019e56e" officeooo:paragraph-rsid="0013aed4" style:font-weight-asian="normal" style:font-weight-complex="normal"/>
    </style:style>
    <style:style style:name="P3" style:family="paragraph" style:parent-style-name="Standard">
      <style:text-properties fo:font-weight="normal" officeooo:rsid="0019e56e" officeooo:paragraph-rsid="0015a2b9" style:font-weight-asian="normal" style:font-weight-complex="normal"/>
    </style:style>
    <style:style style:name="P4" style:family="paragraph" style:parent-style-name="Standard">
      <style:text-properties fo:font-weight="normal" officeooo:rsid="0019e56e" officeooo:paragraph-rsid="0016aa3d" style:font-weight-asian="normal" style:font-weight-complex="normal"/>
    </style:style>
    <style:style style:name="P5" style:family="paragraph" style:parent-style-name="Standard">
      <style:text-properties fo:font-weight="normal" officeooo:rsid="001c3d9e" officeooo:paragraph-rsid="0013aed4" style:font-weight-asian="normal" style:font-weight-complex="normal"/>
    </style:style>
    <style:style style:name="P6" style:family="paragraph" style:parent-style-name="Standard">
      <style:text-properties fo:font-weight="normal" officeooo:rsid="00163b05" officeooo:paragraph-rsid="0013aed4" style:font-weight-asian="normal" style:font-weight-complex="normal"/>
    </style:style>
    <style:style style:name="P7" style:family="paragraph" style:parent-style-name="Standard">
      <style:text-properties fo:font-weight="normal" officeooo:rsid="00163b05" officeooo:paragraph-rsid="0016aa3d" style:font-weight-asian="normal" style:font-weight-complex="normal"/>
    </style:style>
    <style:style style:name="P8" style:family="paragraph" style:parent-style-name="Standard">
      <style:text-properties fo:font-weight="normal" officeooo:rsid="00163b05" officeooo:paragraph-rsid="0018286a" style:font-weight-asian="normal" style:font-weight-complex="normal"/>
    </style:style>
    <style:style style:name="P9" style:family="paragraph" style:parent-style-name="Standard">
      <style:text-properties fo:font-weight="normal" officeooo:rsid="00163b05" officeooo:paragraph-rsid="00197460" style:font-weight-asian="normal" style:font-weight-complex="normal"/>
    </style:style>
    <style:style style:name="P10" style:family="paragraph" style:parent-style-name="Standard">
      <style:text-properties fo:font-weight="normal" officeooo:rsid="00163b05" officeooo:paragraph-rsid="00199b3c" style:font-weight-asian="normal" style:font-weight-complex="normal"/>
    </style:style>
    <style:style style:name="P11" style:family="paragraph" style:parent-style-name="Standard">
      <style:text-properties fo:font-weight="normal" officeooo:rsid="00163b05" officeooo:paragraph-rsid="001eb868" style:font-weight-asian="normal" style:font-weight-complex="normal"/>
    </style:style>
    <style:style style:name="P12" style:family="paragraph" style:parent-style-name="Standard">
      <style:text-properties fo:font-weight="normal" officeooo:rsid="002c8a95" officeooo:paragraph-rsid="0013aed4" style:font-weight-asian="normal" style:font-weight-complex="normal"/>
    </style:style>
    <style:style style:name="P13" style:family="paragraph" style:parent-style-name="Standard">
      <style:text-properties fo:font-weight="normal" officeooo:rsid="002c8a95" officeooo:paragraph-rsid="00199b3c" style:font-weight-asian="normal" style:font-weight-complex="normal"/>
    </style:style>
    <style:style style:name="P14" style:family="paragraph" style:parent-style-name="Standard">
      <style:text-properties fo:font-weight="normal" officeooo:rsid="002c8a95" officeooo:paragraph-rsid="001ba4c0" style:font-weight-asian="normal" style:font-weight-complex="normal"/>
    </style:style>
    <style:style style:name="P15" style:family="paragraph" style:parent-style-name="Standard">
      <style:text-properties fo:font-weight="normal" officeooo:rsid="00010b4b" officeooo:paragraph-rsid="0013aed4" style:font-weight-asian="normal" style:font-weight-complex="normal"/>
    </style:style>
    <style:style style:name="P16" style:family="paragraph" style:parent-style-name="Standard">
      <style:text-properties fo:font-weight="normal" officeooo:rsid="00010b4b" officeooo:paragraph-rsid="00206789" style:font-weight-asian="normal" style:font-weight-complex="normal"/>
    </style:style>
    <style:style style:name="P17" style:family="paragraph" style:parent-style-name="Standard">
      <style:text-properties fo:font-weight="normal" officeooo:rsid="00010b4b" officeooo:paragraph-rsid="00216507" style:font-weight-asian="normal" style:font-weight-complex="normal"/>
    </style:style>
    <style:style style:name="P18" style:family="paragraph" style:parent-style-name="Standard" style:list-style-name="L5">
      <style:text-properties fo:font-weight="normal" officeooo:rsid="00010b4b" officeooo:paragraph-rsid="0013aed4" style:font-weight-asian="normal" style:font-weight-complex="normal"/>
    </style:style>
    <style:style style:name="P19" style:family="paragraph" style:parent-style-name="Standard" style:list-style-name="L5">
      <style:text-properties fo:font-weight="normal" officeooo:rsid="00010b4b" officeooo:paragraph-rsid="00216507" style:font-weight-asian="normal" style:font-weight-complex="normal"/>
    </style:style>
    <style:style style:name="P20" style:family="paragraph" style:parent-style-name="Standard">
      <style:text-properties fo:font-weight="normal" officeooo:rsid="00010b4b" officeooo:paragraph-rsid="0022a426" style:font-weight-asian="normal" style:font-weight-complex="normal"/>
    </style:style>
    <style:style style:name="P21" style:family="paragraph" style:parent-style-name="Standard">
      <style:text-properties fo:font-weight="normal" officeooo:rsid="00009b27" officeooo:paragraph-rsid="00206789" style:font-weight-asian="normal" style:font-weight-complex="normal"/>
    </style:style>
    <style:style style:name="P22" style:family="paragraph" style:parent-style-name="Standard">
      <style:text-properties fo:font-weight="normal" officeooo:rsid="000264f1" officeooo:paragraph-rsid="0013aed4" style:font-weight-asian="normal" style:font-weight-complex="normal"/>
    </style:style>
    <style:style style:name="P23" style:family="paragraph" style:parent-style-name="Standard" style:list-style-name="L6">
      <style:text-properties fo:font-weight="normal" officeooo:rsid="000264f1" officeooo:paragraph-rsid="0013aed4" style:font-weight-asian="normal" style:font-weight-complex="normal"/>
    </style:style>
    <style:style style:name="P24" style:family="paragraph" style:parent-style-name="Standard" style:list-style-name="L6">
      <style:text-properties fo:font-weight="normal" officeooo:rsid="000264f1" officeooo:paragraph-rsid="00216507" style:font-weight-asian="normal" style:font-weight-complex="normal"/>
    </style:style>
    <style:style style:name="P25" style:family="paragraph" style:parent-style-name="Standard">
      <style:text-properties fo:font-weight="normal" officeooo:paragraph-rsid="0013aed4" style:font-weight-asian="normal" style:font-weight-complex="normal"/>
    </style:style>
    <style:style style:name="P26" style:family="paragraph" style:parent-style-name="Standard">
      <style:text-properties fo:font-weight="normal" officeooo:rsid="00007d49" officeooo:paragraph-rsid="0013aed4" style:font-weight-asian="normal" style:font-weight-complex="normal"/>
    </style:style>
    <style:style style:name="P27" style:family="paragraph" style:parent-style-name="Standard">
      <style:text-properties fo:font-weight="normal" officeooo:rsid="00007d49" officeooo:paragraph-rsid="0016aa3d" style:font-weight-asian="normal" style:font-weight-complex="normal"/>
    </style:style>
    <style:style style:name="P28" style:family="paragraph" style:parent-style-name="Standard">
      <style:text-properties fo:font-weight="normal" officeooo:rsid="00007d49" officeooo:paragraph-rsid="0018286a" style:font-weight-asian="normal" style:font-weight-complex="normal"/>
    </style:style>
    <style:style style:name="P29" style:family="paragraph" style:parent-style-name="Standard">
      <style:text-properties fo:font-weight="normal" officeooo:rsid="0016aa3d" officeooo:paragraph-rsid="0016aa3d" style:font-weight-asian="normal" style:font-weight-complex="normal"/>
    </style:style>
    <style:style style:name="P30" style:family="paragraph" style:parent-style-name="Standard" style:list-style-name="L2">
      <style:text-properties fo:font-weight="normal" officeooo:rsid="0016aa3d" officeooo:paragraph-rsid="0016aa3d" style:font-weight-asian="normal" style:font-weight-complex="normal"/>
    </style:style>
    <style:style style:name="P31" style:family="paragraph" style:parent-style-name="Standard">
      <style:text-properties fo:font-weight="normal" officeooo:rsid="0013aed4" officeooo:paragraph-rsid="0018286a" style:font-weight-asian="normal" style:font-weight-complex="normal"/>
    </style:style>
    <style:style style:name="P32" style:family="paragraph" style:parent-style-name="Standard">
      <style:text-properties fo:font-weight="normal" officeooo:rsid="0013aed4" officeooo:paragraph-rsid="001eb868" style:font-weight-asian="normal" style:font-weight-complex="normal"/>
    </style:style>
    <style:style style:name="P33" style:family="paragraph" style:parent-style-name="Standard">
      <style:text-properties fo:font-weight="normal" officeooo:rsid="0013aed4" officeooo:paragraph-rsid="00206789" style:font-weight-asian="normal" style:font-weight-complex="normal"/>
    </style:style>
    <style:style style:name="P34" style:family="paragraph" style:parent-style-name="Standard">
      <style:text-properties fo:font-weight="normal" officeooo:rsid="0013aed4" officeooo:paragraph-rsid="00216507" style:font-weight-asian="normal" style:font-weight-complex="normal"/>
    </style:style>
    <style:style style:name="P35" style:family="paragraph" style:parent-style-name="Standard">
      <style:text-properties fo:font-weight="normal" officeooo:rsid="00197460" officeooo:paragraph-rsid="00197460" style:font-weight-asian="normal" style:font-weight-complex="normal"/>
    </style:style>
    <style:style style:name="P36" style:family="paragraph" style:parent-style-name="Standard">
      <style:text-properties fo:font-weight="normal" officeooo:rsid="00199b3c" officeooo:paragraph-rsid="00199b3c" style:font-weight-asian="normal" style:font-weight-complex="normal"/>
    </style:style>
    <style:style style:name="P37" style:family="paragraph" style:parent-style-name="Standard">
      <style:text-properties fo:font-weight="normal" officeooo:rsid="00199b3c" officeooo:paragraph-rsid="001eb868" style:font-weight-asian="normal" style:font-weight-complex="normal"/>
    </style:style>
    <style:style style:name="P38" style:family="paragraph" style:parent-style-name="Standard">
      <style:text-properties fo:font-weight="normal" officeooo:rsid="001ba4c0" officeooo:paragraph-rsid="001ba4c0" style:font-weight-asian="normal" style:font-weight-complex="normal"/>
    </style:style>
    <style:style style:name="P39" style:family="paragraph" style:parent-style-name="Standard">
      <style:text-properties fo:font-weight="normal" officeooo:rsid="001ba4c0" officeooo:paragraph-rsid="00199b3c" style:font-weight-asian="normal" style:font-weight-complex="normal"/>
    </style:style>
    <style:style style:name="P40" style:family="paragraph" style:parent-style-name="Standard">
      <style:text-properties fo:font-weight="normal" officeooo:rsid="001cd365" officeooo:paragraph-rsid="001eb868" style:font-weight-asian="normal" style:font-weight-complex="normal"/>
    </style:style>
    <style:style style:name="P41" style:family="paragraph" style:parent-style-name="Standard">
      <style:text-properties fo:font-weight="normal" officeooo:rsid="00216507" officeooo:paragraph-rsid="00216507" style:font-weight-asian="normal" style:font-weight-complex="normal"/>
    </style:style>
    <style:style style:name="P42" style:family="paragraph" style:parent-style-name="Standard">
      <style:text-properties fo:font-weight="normal" officeooo:rsid="0022a426" officeooo:paragraph-rsid="0022a426" style:font-weight-asian="normal" style:font-weight-complex="normal"/>
    </style:style>
    <style:style style:name="P43" style:family="paragraph" style:parent-style-name="Standard">
      <style:text-properties style:text-underline-style="solid" style:text-underline-width="auto" style:text-underline-color="font-color" fo:font-weight="bold" officeooo:rsid="00163b05" officeooo:paragraph-rsid="0013aed4"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009b27" officeooo:paragraph-rsid="0013aed4" style:font-weight-asian="bold" style:font-weight-complex="bold"/>
    </style:style>
    <style:style style:name="P45" style:family="paragraph" style:parent-style-name="Standard">
      <style:text-properties style:text-underline-style="solid" style:text-underline-width="auto" style:text-underline-color="font-color" fo:font-weight="bold" officeooo:paragraph-rsid="0013aed4" style:font-weight-asian="bold" style:font-weight-complex="bold"/>
    </style:style>
    <style:style style:name="P46" style:family="paragraph" style:parent-style-name="Standard">
      <style:text-properties style:text-underline-style="solid" style:text-underline-width="auto" style:text-underline-color="font-color" fo:font-weight="bold" officeooo:paragraph-rsid="0015a2b9" style:font-weight-asian="bold" style:font-weight-complex="bold"/>
    </style:style>
    <style:style style:name="P47" style:family="paragraph" style:parent-style-name="Standard">
      <style:text-properties style:text-underline-style="solid" style:text-underline-width="auto" style:text-underline-color="font-color" fo:font-weight="bold" officeooo:paragraph-rsid="0016aa3d" style:font-weight-asian="bold" style:font-weight-complex="bold"/>
    </style:style>
    <style:style style:name="P48" style:family="paragraph" style:parent-style-name="Standard">
      <style:text-properties style:text-underline-style="solid" style:text-underline-width="auto" style:text-underline-color="font-color" officeooo:rsid="00009b27" officeooo:paragraph-rsid="0013aed4"/>
    </style:style>
    <style:style style:name="P49" style:family="paragraph" style:parent-style-name="Standard">
      <style:text-properties style:text-underline-style="none" fo:font-weight="normal" officeooo:paragraph-rsid="0013aed4" style:font-weight-asian="normal" style:font-weight-complex="normal"/>
    </style:style>
    <style:style style:name="P50" style:family="paragraph" style:parent-style-name="Standard">
      <style:text-properties fo:font-weight="bold" officeooo:rsid="00007d49" officeooo:paragraph-rsid="0013aed4" style:font-weight-asian="bold" style:font-weight-complex="bold"/>
    </style:style>
    <style:style style:name="P51" style:family="paragraph" style:parent-style-name="Standard">
      <style:text-properties fo:font-weight="bold" officeooo:rsid="00163b05" officeooo:paragraph-rsid="0013aed4" style:font-weight-asian="bold" style:font-weight-complex="bold"/>
    </style:style>
    <style:style style:name="P52" style:family="paragraph" style:parent-style-name="Standard">
      <style:text-properties fo:font-weight="bold" officeooo:rsid="00010b4b" officeooo:paragraph-rsid="0013aed4" style:font-weight-asian="bold" style:font-weight-complex="bold"/>
    </style:style>
    <style:style style:name="P53" style:family="paragraph" style:parent-style-name="Standard">
      <style:text-properties fo:font-weight="bold" officeooo:paragraph-rsid="0013aed4" style:font-weight-asian="bold" style:font-weight-complex="bold"/>
    </style:style>
    <style:style style:name="P54" style:family="paragraph" style:parent-style-name="Standard">
      <style:text-properties fo:font-weight="bold" officeooo:paragraph-rsid="00199b3c"/>
    </style:style>
    <style:style style:name="P55" style:family="paragraph" style:parent-style-name="Standard">
      <style:text-properties officeooo:rsid="00007d49" officeooo:paragraph-rsid="0013aed4"/>
    </style:style>
    <style:style style:name="P56" style:family="paragraph" style:parent-style-name="Standard">
      <style:text-properties officeooo:rsid="00007d49" officeooo:paragraph-rsid="0016aa3d"/>
    </style:style>
    <style:style style:name="P57" style:family="paragraph" style:parent-style-name="Standard">
      <style:text-properties officeooo:rsid="00007d49" officeooo:paragraph-rsid="0018286a"/>
    </style:style>
    <style:style style:name="P58" style:family="paragraph" style:parent-style-name="Standard">
      <style:text-properties officeooo:rsid="00063683" officeooo:paragraph-rsid="0013aed4"/>
    </style:style>
    <style:style style:name="P59" style:family="paragraph" style:parent-style-name="Standard">
      <style:text-properties officeooo:rsid="0007df51" officeooo:paragraph-rsid="0013aed4"/>
    </style:style>
    <style:style style:name="P60" style:family="paragraph" style:parent-style-name="Standard">
      <style:text-properties officeooo:rsid="00163b05" officeooo:paragraph-rsid="0013aed4"/>
    </style:style>
    <style:style style:name="P61" style:family="paragraph" style:parent-style-name="Standard">
      <style:text-properties officeooo:rsid="00163b05" officeooo:paragraph-rsid="0016aa3d"/>
    </style:style>
    <style:style style:name="P62" style:family="paragraph" style:parent-style-name="Standard">
      <style:text-properties officeooo:rsid="00009b27" officeooo:paragraph-rsid="0013aed4"/>
    </style:style>
    <style:style style:name="P63" style:family="paragraph" style:parent-style-name="Standard">
      <style:text-properties officeooo:rsid="00009b27" officeooo:paragraph-rsid="001eb868"/>
    </style:style>
    <style:style style:name="P64" style:family="paragraph" style:parent-style-name="Standard" style:list-style-name="L3">
      <style:text-properties officeooo:rsid="00009b27" officeooo:paragraph-rsid="001eb868"/>
    </style:style>
    <style:style style:name="P65" style:family="paragraph" style:parent-style-name="Standard">
      <style:text-properties officeooo:rsid="00009b27" officeooo:paragraph-rsid="00206789"/>
    </style:style>
    <style:style style:name="P66" style:family="paragraph" style:parent-style-name="Standard">
      <style:text-properties officeooo:paragraph-rsid="0013aed4"/>
    </style:style>
    <style:style style:name="P67" style:family="paragraph" style:parent-style-name="Standard">
      <style:text-properties officeooo:rsid="0013aed4" officeooo:paragraph-rsid="0013aed4"/>
    </style:style>
    <style:style style:name="P68" style:family="paragraph" style:parent-style-name="Standard">
      <style:text-properties officeooo:rsid="0013aed4" officeooo:paragraph-rsid="0015a2b9"/>
    </style:style>
    <style:style style:name="P69" style:family="paragraph" style:parent-style-name="Standard">
      <style:text-properties officeooo:rsid="0013aed4" officeooo:paragraph-rsid="0016aa3d"/>
    </style:style>
    <style:style style:name="P70" style:family="paragraph" style:parent-style-name="Standard">
      <style:text-properties officeooo:rsid="0013aed4" officeooo:paragraph-rsid="0018286a"/>
    </style:style>
    <style:style style:name="P71" style:family="paragraph" style:parent-style-name="Standard">
      <style:text-properties officeooo:rsid="0013aed4" officeooo:paragraph-rsid="00197460"/>
    </style:style>
    <style:style style:name="P72" style:family="paragraph" style:parent-style-name="Standard">
      <style:text-properties officeooo:rsid="0013aed4" officeooo:paragraph-rsid="00199b3c"/>
    </style:style>
    <style:style style:name="P73" style:family="paragraph" style:parent-style-name="Standard">
      <style:text-properties officeooo:rsid="0013aed4" officeooo:paragraph-rsid="001eb868"/>
    </style:style>
    <style:style style:name="P74" style:family="paragraph" style:parent-style-name="Standard">
      <style:text-properties officeooo:rsid="0013aed4" officeooo:paragraph-rsid="00206789"/>
    </style:style>
    <style:style style:name="P75" style:family="paragraph" style:parent-style-name="Standard">
      <style:text-properties officeooo:rsid="0013aed4" officeooo:paragraph-rsid="00216507"/>
    </style:style>
    <style:style style:name="P76" style:family="paragraph" style:parent-style-name="Standard">
      <style:text-properties officeooo:rsid="0013aed4" officeooo:paragraph-rsid="0022a426"/>
    </style:style>
    <style:style style:name="P77" style:family="paragraph" style:parent-style-name="Standard">
      <style:text-properties officeooo:rsid="0016aa3d" officeooo:paragraph-rsid="0016aa3d"/>
    </style:style>
    <style:style style:name="P78" style:family="paragraph" style:parent-style-name="Standard">
      <style:text-properties officeooo:paragraph-rsid="00199b3c"/>
    </style:style>
    <style:style style:name="P79" style:family="paragraph" style:parent-style-name="Standard">
      <style:text-properties officeooo:rsid="00010b4b" officeooo:paragraph-rsid="0013aed4"/>
    </style:style>
    <style:style style:name="T1" style:family="text">
      <style:text-properties officeooo:rsid="00163b05"/>
    </style:style>
    <style:style style:name="T2" style:family="text">
      <style:text-properties officeooo:rsid="001831ed"/>
    </style:style>
    <style:style style:name="T3" style:family="text">
      <style:text-properties officeooo:rsid="00010b4b"/>
    </style:style>
    <style:style style:name="T4" style:family="text">
      <style:text-properties officeooo:rsid="00007d49"/>
    </style:style>
    <style:style style:name="T5" style:family="text">
      <style:text-properties officeooo:rsid="00063683"/>
    </style:style>
    <style:style style:name="T6" style:family="text">
      <style:text-properties fo:font-weight="bold" style:font-weight-asian="bold" style:font-weight-complex="bold"/>
    </style:style>
    <style:style style:name="T7" style:family="text">
      <style:text-properties fo:font-weight="bold" officeooo:rsid="00269e3c" style:font-weight-asian="bold" style:font-weight-complex="bold"/>
    </style:style>
    <style:style style:name="T8" style:family="text">
      <style:text-properties fo:font-weight="bold" officeooo:rsid="00010b4b" style:font-weight-asian="bold" style:font-weight-complex="bold"/>
    </style:style>
    <style:style style:name="T9" style:family="text">
      <style:text-properties fo:font-weight="bold" officeooo:rsid="00007d49" style:font-weight-asian="bold" style:font-weight-complex="bold"/>
    </style:style>
    <style:style style:name="T10" style:family="text">
      <style:text-properties fo:font-weight="bold" officeooo:rsid="001eb868" style:font-weight-asian="bold" style:font-weight-complex="bold"/>
    </style:style>
    <style:style style:name="T11" style:family="text">
      <style:text-properties fo:font-weight="bold" officeooo:rsid="00247e3a" style:font-weight-asian="bold" style:font-weight-complex="bold"/>
    </style:style>
    <style:style style:name="T12" style:family="text">
      <style:text-properties fo:font-weight="bold" officeooo:rsid="00247e3a" fo:background-color="#ffff00" loext:char-shading-value="0" style:font-weight-asian="bold" style:font-weight-complex="bold"/>
    </style:style>
    <style:style style:name="T13" style:family="text">
      <style:text-properties fo:font-weight="bold" officeooo:rsid="00247e3a" fo:background-color="#ffff00" loext:char-shading-value="0" style:font-weight-asian="bold" style:font-weight-complex="bold"/>
    </style:style>
    <style:style style:name="T14" style:family="text">
      <style:text-properties officeooo:rsid="00092abc"/>
    </style:style>
    <style:style style:name="T15" style:family="text">
      <style:text-properties style:text-underline-style="solid" style:text-underline-width="auto" style:text-underline-color="font-color" fo:font-weight="bold" officeooo:rsid="00010b4b" style:font-weight-asian="bold" style:font-weight-complex="bold"/>
    </style:style>
    <style:style style:name="T16" style:family="text">
      <style:text-properties style:text-underline-style="solid" style:text-underline-width="auto" style:text-underline-color="font-color" fo:font-weight="bold" officeooo:rsid="00007d49" style:font-weight-asian="bold" style:font-weight-complex="bold"/>
    </style:style>
    <style:style style:name="T17" style:family="text">
      <style:text-properties style:text-underline-style="solid" style:text-underline-width="auto" style:text-underline-color="font-color" fo:font-weight="bold" officeooo:rsid="001628b0" style:font-weight-asian="bold" style:font-weight-complex="bold"/>
    </style:style>
    <style:style style:name="T18" style:family="text">
      <style:text-properties style:text-underline-style="solid" style:text-underline-width="auto" style:text-underline-color="font-color" fo:font-weight="bold" officeooo:rsid="00092abc" style:font-weight-asian="bold" style:font-weight-complex="bold"/>
    </style:style>
    <style:style style:name="T19" style:family="text">
      <style:text-properties style:text-underline-style="solid" style:text-underline-width="auto" style:text-underline-color="font-color" fo:font-weight="bold" officeooo:rsid="001831ed" style:font-weight-asian="bold" style:font-weight-complex="bold"/>
    </style:style>
    <style:style style:name="T20" style:family="text">
      <style:text-properties style:text-underline-style="solid" style:text-underline-width="auto" style:text-underline-color="font-color" fo:font-weight="bold" officeooo:rsid="0019e56e" style:font-weight-asian="bold" style:font-weight-complex="bold"/>
    </style:style>
    <style:style style:name="T21" style:family="text">
      <style:text-properties officeooo:rsid="0019e56e"/>
    </style:style>
    <style:style style:name="T22" style:family="text">
      <style:text-properties officeooo:rsid="001b4744"/>
    </style:style>
    <style:style style:name="T23" style:family="text">
      <style:text-properties officeooo:rsid="001c3d9e"/>
    </style:style>
    <style:style style:name="T24" style:family="text">
      <style:text-properties officeooo:rsid="001cc317"/>
    </style:style>
    <style:style style:name="T25" style:family="text">
      <style:text-properties officeooo:rsid="00269e3c"/>
    </style:style>
    <style:style style:name="T26" style:family="text">
      <style:text-properties fo:font-variant="normal" fo:text-transform="none" style:font-name="system-ui" fo:font-size="10.5pt" fo:letter-spacing="normal" fo:font-style="normal"/>
    </style:style>
    <style:style style:name="T27" style:family="text">
      <style:text-properties fo:font-variant="normal" fo:text-transform="none" style:font-name="system-ui" fo:font-size="10.5pt" fo:letter-spacing="normal" fo:font-style="normal" officeooo:rsid="002ea9a2"/>
    </style:style>
    <style:style style:name="T28" style:family="text">
      <style:text-properties officeooo:rsid="002c8a95"/>
    </style:style>
    <style:style style:name="T29" style:family="text">
      <style:text-properties officeooo:rsid="0013aed4"/>
    </style:style>
    <style:style style:name="T30" style:family="text">
      <style:text-properties fo:font-weight="normal" style:font-weight-asian="normal" style:font-weight-complex="normal"/>
    </style:style>
    <style:style style:name="T31" style:family="text">
      <style:text-properties fo:font-weight="normal" officeooo:rsid="00197460" style:font-weight-asian="normal" style:font-weight-complex="normal"/>
    </style:style>
    <style:style style:name="T32" style:family="text">
      <style:text-properties fo:font-weight="normal" officeooo:rsid="00197460" fo:background-color="#ffff00" loext:char-shading-value="0" style:font-weight-asian="normal" style:font-weight-complex="normal"/>
    </style:style>
    <style:style style:name="T33" style:family="text">
      <style:text-properties officeooo:rsid="0015a2b9"/>
    </style:style>
    <style:style style:name="T34" style:family="text">
      <style:text-properties officeooo:rsid="0016aa3d"/>
    </style:style>
    <style:style style:name="T35" style:family="text">
      <style:text-properties officeooo:rsid="0018286a"/>
    </style:style>
    <style:style style:name="T36" style:family="text">
      <style:text-properties officeooo:rsid="00197460"/>
    </style:style>
    <style:style style:name="T37" style:family="text">
      <style:text-properties officeooo:rsid="00199b3c"/>
    </style:style>
    <style:style style:name="T38" style:family="text">
      <style:text-properties fo:font-size="12pt" loext:padding="0cm" loext:border="none"/>
    </style:style>
    <style:style style:name="T39" style:family="text">
      <style:text-properties fo:font-size="12pt" fo:font-weight="bold" loext:padding="0cm" loext:border="none"/>
    </style:style>
    <style:style style:name="T40" style:family="text">
      <style:text-properties officeooo:rsid="00010b4b" style:font-weight-asian="bold" style:font-weight-complex="bold"/>
    </style:style>
    <style:style style:name="T41" style:family="text">
      <style:text-properties officeooo:rsid="001ba4c0"/>
    </style:style>
    <style:style style:name="T42" style:family="text">
      <style:text-properties officeooo:rsid="001eb868"/>
    </style:style>
    <style:style style:name="T43" style:family="text">
      <style:text-properties officeooo:rsid="00009b27"/>
    </style:style>
    <style:style style:name="T44" style:family="text">
      <style:text-properties officeooo:rsid="00206789"/>
    </style:style>
    <style:style style:name="T45" style:family="text">
      <style:text-properties officeooo:rsid="00216507"/>
    </style:style>
    <style:style style:name="T46" style:family="text">
      <style:text-properties officeooo:rsid="0022a426"/>
    </style:style>
    <style:style style:name="T47" style:family="text">
      <style:text-properties officeooo:rsid="0025eaad"/>
    </style:style>
    <style:style style:name="T48" style:family="text">
      <style:text-properties fo:font-style="italic" style:font-style-asian="italic" style:font-style-complex="italic"/>
    </style:style>
    <style:style style:name="T49" style:family="text">
      <style:text-properties fo:font-style="italic" officeooo:rsid="0025eaad" style:font-style-asian="italic" style:font-style-complex="italic"/>
    </style:style>
    <style:style style:name="T50"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47">In notebook 021, state the “</text:span><text:span text:style-name="T48">Predict whether a patient is a specif</text:span><text:span text:style-name="T49">i</text:span><text:span text:style-name="T48">c mRS level (a set of 7 models: i. mRS0 vs rest ii. mRS1 vs rest iii. mRS2 vs rest iV. mRS3 vs rest V. mRS4 vs rest Vi. mRS5 vs rest <text:s/>Vii. mRS6 vs rest). </text:span><text:span text:style-name="T50">Currently not including this work in this set of notebooks</text:span><text:span text:style-name="T48">.</text:span>” <text:span text:style-name="T47">Do we want to include it?</text:span></text:p>
      <text:p text:style-name="P49"/>
      <text:p text:style-name="P45"><text:span text:style-name="T3">B</text:span><text:span text:style-name="T4">ranch: kerry_010</text:span></text:p>
      <text:p text:style-name="P53"/>
      <text:p text:style-name="P53"><text:span text:style-name="T3">Notebook: </text:span>010_xgb_5fold_all_features_accuracy.ipynb</text:p>
      <text:p text:style-name="P66"/>
      <text:p text:style-name="P67">Model: Train XGBoost multiclass classification.</text:p>
      <text:p text:style-name="P67">Predict: D<text:span text:style-name="T4">ischarge disability.</text:span></text:p>
      <text:p text:style-name="P67">Features: <text:span text:style-name="T4">All the features</text:span></text:p>
      <text:p text:style-name="P67">Kfolds:<text:span text:style-name="T4"> 5 kfold split</text:span></text:p>
      <text:p text:style-name="P55"/>
      <text:p text:style-name="P55">Assess model using accuracy, ROC AUC, confusion matrix, reliability, calibration.</text:p>
      <text:p text:style-name="P55"/>
      <text:p text:style-name="P45"><text:span text:style-name="T3">B</text:span><text:span text:style-name="T4">ranch: kerry_01</text:span><text:span text:style-name="T5">1</text:span></text:p>
      <text:p text:style-name="P53"/>
      <text:p text:style-name="P50"><text:span text:style-name="T3">Notebook: </text:span>01<text:span text:style-name="T5">1</text:span>_xgb_<text:span text:style-name="T5">k</text:span>fold_all_features_<text:span text:style-name="T5">importance_vs_shap</text:span>.ipynb</text:p>
      <text:p text:style-name="P50"/>
      <text:p text:style-name="P67">Model: Use model from notebook 010 - XGBoost multiclass classification.</text:p>
      <text:p text:style-name="P67">Predict: D<text:span text:style-name="T4">ischarge disability.</text:span></text:p>
      <text:p text:style-name="P67">Features: <text:span text:style-name="T4">All the features</text:span></text:p>
      <text:p text:style-name="P67">Kfolds:<text:span text:style-name="T4"> 5 kfold split</text:span></text:p>
      <text:p text:style-name="P55"/>
      <text:p text:style-name="P55"><text:span text:style-name="T29">Calculate feature importance and SHAP. E</text:span>xamine the consistency of the patterns that the model identifies across 5 k-folds <text:span text:style-name="T29">(</text:span>specifically in terms of feature importance and SHAP<text:span text:style-name="T29">)</text:span>.</text:p>
      <text:p text:style-name="P55"/>
      <text:p text:style-name="P55"/>
      <text:p text:style-name="P55">This give us the confidence to do our analysis of SHAP values on a single k-fold split. Doing so removes the issue of accounting for different SHAP base values across the different k-fold models.</text:p>
      <text:p text:style-name="P55"/>
      <text:p text:style-name="P55">Feature importance (as calculated by XGBoost) is only returned for the model (as a whole) and not per classification class. Whereas SHAP values are returned for each classification class.</text:p>
      <text:p text:style-name="P55">The one hot encoded stroke team features dominate the list of 25 most importance features (22 of the top 25 are stroke teams features). Here are the important features (omitting the one hot encoded stroke teams):</text:p>
      <text:p text:style-name="P55">prior_disability, stroke_severity, nihss_arrival_loc, age, thrombolysis_no_but_improving, nihss_arrival_best_gaze, any_afib_diagnosis, scan_to_thrombolysis_time, year, nihss_arrival_motor_arm_left.</text:p>
      <text:p text:style-name="P55"/>
      <text:p text:style-name="P55">Model: XGBoost classifier (multiclass classification)\</text:p>
      <text:p text:style-name="P55">Target feature: Discharge disability\</text:p>
      <text:p text:style-name="P55">Input features: All the relevant features in SSNAP\</text:p>
      <text:p text:style-name="P55">Kfold split: 5 kfold split\</text:p>
      <text:p text:style-name="P55"/>
      <text:p text:style-name="P55">The top ranked features as determined by the SHAP values are: </text:p>
      <text:p text:style-name="P58"/>
      <text:p text:style-name="P45"><text:span text:style-name="T3">B</text:span><text:span text:style-name="T4">ranch: kerry_01</text:span><text:span text:style-name="T5">2</text:span></text:p>
      <text:p text:style-name="P53"/>
      <text:p text:style-name="P50"><text:span text:style-name="T3">Notebook: 012_xgb_kfold_all_features_local_shap_plots.ipynb</text:span></text:p>
      <text:p text:style-name="P50"/>
      <text:p text:style-name="P67"><text:soft-page-break/>Model: Use model from notebook 010 - XGBoost multiclass classification.</text:p>
      <text:p text:style-name="P67">Predict: D<text:span text:style-name="T4">ischarge disability.</text:span></text:p>
      <text:p text:style-name="P67">Features: <text:span text:style-name="T4">All the features</text:span></text:p>
      <text:p text:style-name="P67">Kfolds:<text:span text:style-name="T4"> 5 kfold split</text:span></text:p>
      <text:p text:style-name="P55"/>
      <text:p text:style-name="P55">Use SHAP values as calculated from that model in notebook 011.</text:p>
      <text:p text:style-name="P55"/>
      <text:p text:style-name="P55">Examine the consistency of the SHAP values for an individual patient across 5 k-folds.</text:p>
      <text:p text:style-name="P55"/>
      <text:p text:style-name="P66"><text:span text:style-name="T15">B</text:span><text:span text:style-name="T16">ranch: kerry_01</text:span><text:span text:style-name="T18">3</text:span></text:p>
      <text:p text:style-name="P53"/>
      <text:p text:style-name="P50"><text:span text:style-name="T3">Notebook: 01</text:span><text:span text:style-name="T14">3</text:span><text:span text:style-name="T3">_xgb_kfold_all_features_</text:span><text:span text:style-name="T14">g</text:span><text:span text:style-name="T3">lo</text:span><text:span text:style-name="T14">b</text:span><text:span text:style-name="T3">al_shap_plots.ipynb</text:span></text:p>
      <text:p text:style-name="P50"/>
      <text:p text:style-name="P67">Model: Use model from notebook 010 - XGBoost multiclass classification.</text:p>
      <text:p text:style-name="P67">Predict: D<text:span text:style-name="T4">ischarge disability.</text:span></text:p>
      <text:p text:style-name="P67">Features: <text:span text:style-name="T4">All the features</text:span></text:p>
      <text:p text:style-name="P67">Kfolds:<text:span text:style-name="T4"> 5 kfold split</text:span></text:p>
      <text:p text:style-name="P55"/>
      <text:p text:style-name="P55">Use SHAP values as calculated from that model in notebook 011.</text:p>
      <text:p text:style-name="P55"/>
      <text:p text:style-name="P55">Examine the consistency of the SHAP values for <text:span text:style-name="T29">the global picture</text:span> across 5 k-folds.</text:p>
      <text:p text:style-name="P59"/>
      <text:p text:style-name="P66"><text:span text:style-name="T15">B</text:span><text:span text:style-name="T16">ranch: kerry_01</text:span><text:span text:style-name="T17">4</text:span></text:p>
      <text:p text:style-name="P53"/>
      <text:p text:style-name="P50"><text:span text:style-name="T3">Notebook: 014_xgb_kfold_all_features_multiclass_probability_pattern.ipynb</text:span></text:p>
      <text:p text:style-name="P50"/>
      <text:p text:style-name="P67">Model: Use model from notebook 010 - XGBoost multiclass classification.</text:p>
      <text:p text:style-name="P67">Predict: D<text:span text:style-name="T4">ischarge disability.</text:span></text:p>
      <text:p text:style-name="P67">Features: <text:span text:style-name="T4">All the features</text:span></text:p>
      <text:p text:style-name="P55"><text:span text:style-name="T29">Kfolds:</text:span> 5 kfold split</text:p>
      <text:p text:style-name="P55"/>
      <text:p text:style-name="P55">Do the probabilities <text:span text:style-name="T29">for each mRS </text:span>rise and fall around the max, or are the probabilities more disorganised. <text:span text:style-name="T29">I</text:span>s the pattern different for patient cohorts?</text:p>
      <text:p text:style-name="P60"/>
      <text:p text:style-name="P45"><text:span text:style-name="T3">B</text:span><text:span text:style-name="T4">ranch: kerry_01</text:span><text:span text:style-name="T2">5</text:span></text:p>
      <text:p text:style-name="P53"/>
      <text:p text:style-name="P50"><text:span text:style-name="T3">Notebook: 015_xgb_all_features_learning_curve.ipynb</text:span></text:p>
      <text:p text:style-name="P67"><text:span text:style-name="T9"/></text:p>
      <text:p text:style-name="P67">Model: XGBoost multiclass classification.</text:p>
      <text:p text:style-name="P67">Predict: D<text:span text:style-name="T4">ischarge disability.</text:span></text:p>
      <text:p text:style-name="P67">Features: <text:span text:style-name="T4">All the features</text:span></text:p>
      <text:p text:style-name="P26"><text:span text:style-name="T29">Kfolds:</text:span> 5 kfold split</text:p>
      <text:p text:style-name="P25"/>
      <text:p text:style-name="P25"><text:span text:style-name="T29">Using l</text:span>earning curves <text:span text:style-name="T29">to assess h</text:span>ow much data do we need? Do we have enough?</text:p>
      <text:p text:style-name="P53"/>
      <text:p text:style-name="P66"><text:span text:style-name="T15">B</text:span><text:span text:style-name="T16">ranch: kerry_01</text:span><text:span text:style-name="T19">6</text:span></text:p>
      <text:p text:style-name="P53"/>
      <text:p text:style-name="P53"><text:span text:style-name="T3">Notebook: 016_xgb_shap_background_data.ipynb</text:span></text:p>
      <text:p text:style-name="P50"/>
      <text:p text:style-name="P67">Model: Use model from notebook 010 - XGBoost multiclass classification.</text:p>
      <text:p text:style-name="P67">Predict: D<text:span text:style-name="T4">ischarge disability.</text:span></text:p>
      <text:p text:style-name="P67">Features: <text:span text:style-name="T4">All the features</text:span></text:p>
      <text:p text:style-name="P26"><text:soft-page-break/><text:span text:style-name="T29">Kfolds:</text:span> 5 kfold split</text:p>
      <text:p text:style-name="P6"/>
      <text:p text:style-name="P26">Use SHAP values as calculated from th<text:span text:style-name="T29">e</text:span> model in notebook 011 <text:span text:style-name="T29">(these were calculated using background data)</text:span>.</text:p>
      <text:p text:style-name="P26"/>
      <text:p text:style-name="P26"><text:span text:style-name="T29">Calculate SHAP values from the model in notebook 011, without using background data.</text:span></text:p>
      <text:p text:style-name="P26"/>
      <text:p text:style-name="P26">Look at the difference between the two SHAP values <text:span text:style-name="T29">wrt </text:span>the model output <text:span text:style-name="T29">(both sets of SHAP value should sum up to equal the model output)</text:span></text:p>
      <text:p text:style-name="P60"/>
      <text:p text:style-name="P45"><text:span text:style-name="T3">B</text:span><text:span text:style-name="T4">ranch: kerry_0</text:span><text:span text:style-name="T21">20</text:span></text:p>
      <text:p text:style-name="P53"/>
      <text:p text:style-name="P53"><text:span text:style-name="T3">Notebook: 020_xgb_5fold_feature_selection.ipynb</text:span></text:p>
      <text:p text:style-name="P50"/>
      <text:p text:style-name="P67">Model: XGBoost multiclass classification.</text:p>
      <text:p text:style-name="P67">Predict: D<text:span text:style-name="T4">ischarge disability.</text:span></text:p>
      <text:p text:style-name="P67">Features: Subsequently select an addition <text:span text:style-name="T4">feature </text:span><text:span text:style-name="T33">(from all the features) </text:span>to include in the model</text:p>
      <text:p text:style-name="P2"><text:span text:style-name="T29">Kfolds:</text:span><text:span text:style-name="T4"> 5 kfold split</text:span></text:p>
      <text:p text:style-name="P2"/>
      <text:p text:style-name="P2">Feature selection. <text:span text:style-name="T29">Select an addition </text:span><text:span text:style-name="T4">features </text:span><text:span text:style-name="T29">to include in the model based on which adds the most to the models performance (in terms of ROC AUC one vs all).</text:span></text:p>
      <text:p text:style-name="P51"/>
      <text:p text:style-name="P66"><text:span text:style-name="T15">B</text:span><text:span text:style-name="T16">ranch: kerry_0</text:span><text:span text:style-name="T20">21</text:span></text:p>
      <text:p text:style-name="P53"/>
      <text:p text:style-name="P2">Feature selection (without stroke team)</text:p>
      <text:p text:style-name="P53"/>
      <text:p text:style-name="P50"><text:span text:style-name="T3">Notebook: 021_xgb_5fold_feature_selection_without_stroketeam.ipynb</text:span></text:p>
      <text:p text:style-name="P50"/>
      <text:p text:style-name="P68">Model: XGBoost multiclass classification.</text:p>
      <text:p text:style-name="P68">Predict: D<text:span text:style-name="T4">ischarge disability.</text:span></text:p>
      <text:p text:style-name="P68">Features: Subsequently select an addition <text:span text:style-name="T4">features </text:span>to include in the model</text:p>
      <text:p text:style-name="P3"><text:span text:style-name="T29">Kfolds:</text:span><text:span text:style-name="T4"> 5 kfold split</text:span></text:p>
      <text:p text:style-name="P3"/>
      <text:p text:style-name="P3">Feature selection. <text:span text:style-name="T29">Select an addition </text:span><text:span text:style-name="T4">feature <text:s/></text:span><text:span text:style-name="T33">(from all the features, apart from stroke team) </text:span><text:span text:style-name="T29">to include in the model based on which adds the most to the models performance (in terms of ROC AUC one vs all).</text:span></text:p>
      <text:p text:style-name="P46"/>
      <text:p text:style-name="P45"><text:span text:style-name="T3">B</text:span><text:span text:style-name="T4">ranch: kerry_0</text:span><text:span text:style-name="T21">24</text:span></text:p>
      <text:p text:style-name="P53"/>
      <text:p text:style-name="P53"><text:span text:style-name="T3">Notebook: </text:span><text:span text:style-name="T1">024_xgb_1fold_</text:span><text:span text:style-name="T22">21</text:span><text:span text:style-name="T1">_features_accuracy_importance_shap.ipynb</text:span></text:p>
      <text:p text:style-name="P50"/>
      <text:p text:style-name="P69">Model: XGBoost multiclass classification.</text:p>
      <text:p text:style-name="P69">Predict: D<text:span text:style-name="T4">ischarge disability.</text:span></text:p>
      <text:p text:style-name="P69">Features: <text:span text:style-name="T34">21 features</text:span></text:p>
      <text:p text:style-name="P4"><text:span text:style-name="T29">Kfolds:</text:span><text:span text:style-name="T4"> 5 kfold split</text:span></text:p>
      <text:p text:style-name="P4"/>
      <text:p text:style-name="P29">There was a set of notebooks providing further information about which combination of features to choose, by isolating a feature and seeing what contribution it has on the prediction.</text:p>
      <text:p text:style-name="P29"/>
      <text:p text:style-name="P29">Following that exercise, we chose 7 features: </text:p>
      <text:list xml:id="list2321888806" text:style-name="L2">
        <text:list-item>
          <text:p text:style-name="P30">Prior disability level: Disability level (modified Rankin Scale) before stroke</text:p>
        </text:list-item>
        <text:list-item>
          <text:p text:style-name="P30">Stroke severity: Stroke severity (NIHSS) on arrival</text:p>
        </text:list-item>
        <text:list-item>
          <text:p text:style-name="P30"><text:soft-page-break/>Stroke team: Stroke team that the patient attended</text:p>
        </text:list-item>
        <text:list-item>
          <text:p text:style-name="P30">Age: Age (as middle of 5 year age bands)</text:p>
        </text:list-item>
        <text:list-item>
          <text:p text:style-name="P30">Onset to thrombolysis time: Time from onset to receiving thrombolysis (minutes). Set to -100 if did not recieve thrombolysis.</text:p>
        </text:list-item>
        <text:list-item>
          <text:p text:style-name="P30">Any afib diagnosis: Patient has a diagnosis of atrial fibrillation (either on arrival or new)</text:p>
        </text:list-item>
        <text:list-item>
          <text:p text:style-name="P30">Precise onset known: Onset time recorded is precise time (not a best estimate)</text:p>
        </text:list-item>
      </text:list>
      <text:p text:style-name="P29"><text:span text:style-name="T26"/></text:p>
      <text:p text:style-name="P77"><text:span text:style-name="T30">Here we use </text:span><text:span text:style-name="T1">the 6 chosen features plus the 15 individual NIHSS scores in place of the single stroke_severity feature.</text:span></text:p>
      <text:p text:style-name="P60"/>
      <text:p text:style-name="P45"><text:span text:style-name="T3">B</text:span><text:span text:style-name="T4">ranch: kerry_0</text:span><text:span text:style-name="T23">30</text:span></text:p>
      <text:p text:style-name="P53"/>
      <text:p text:style-name="P53"><text:span text:style-name="T3">Notebook: </text:span><text:span text:style-name="T1">0</text:span><text:span text:style-name="T23">30_correlation</text:span><text:span text:style-name="T1">.ipynb</text:span></text:p>
      <text:p text:style-name="P50"/>
      <text:p text:style-name="P77">Data: full dataset</text:p>
      <text:p text:style-name="P77">Features: Two sets (1. the top 7 features from the sequential choice 2. the 7 features as informed from the sequential choice and additional information)</text:p>
      <text:p text:style-name="P77"/>
      <text:p text:style-name="P77">Calculate the correlation between features for each set of features.</text:p>
      <text:p text:style-name="P77"/>
      <text:p text:style-name="P45"><text:span text:style-name="T3">B</text:span><text:span text:style-name="T4">ranch: kerry_0</text:span><text:span text:style-name="T23">4s </text:span><text:span text:style-name="T24">(copy from notebooks 010, 011, 012, 013 into 040, 041, 042, 043)</text:span></text:p>
      <text:p text:style-name="P47"/>
      <text:p text:style-name="P53"><text:span text:style-name="T3">Notebook: </text:span><text:span text:style-name="T1">040_xgb_5fold_7_features_accuracy.ipynb</text:span></text:p>
      <text:p text:style-name="P60"><text:span text:style-name="T34">(based on notebook 010, using the 7 chosen features (instead of all of the features)</text:span></text:p>
      <text:p text:style-name="P60"/>
      <text:p text:style-name="P69">Model: Train XGBoost multiclass classification.</text:p>
      <text:p text:style-name="P69">Predict: D<text:span text:style-name="T4">ischarge disability.</text:span></text:p>
      <text:p text:style-name="P69">Features: <text:s/><text:span text:style-name="T34">7 chosen features</text:span></text:p>
      <text:p text:style-name="P69">Kfolds:<text:span text:style-name="T4"> 5 kfold split</text:span></text:p>
      <text:p text:style-name="P56"/>
      <text:p text:style-name="P56">Assess model using accuracy, ROC AUC, confusion matrix, reliability, calibration.</text:p>
      <text:p text:style-name="P56"/>
      <text:p text:style-name="P53"><text:span text:style-name="T3">Notebook: 041_xgb_kfold_7_features_importance_vs_shap.ipynb</text:span></text:p>
      <text:p text:style-name="P61"><text:span text:style-name="T34">(based on notebook 011, using the 7 chosen features, instead of all of the features. 5 kfolds)</text:span></text:p>
      <text:p text:style-name="P61"/>
      <text:p text:style-name="P69">Model: Use model from notebook 0<text:span text:style-name="T34">4</text:span>0 - XGBoost multiclass classification.</text:p>
      <text:p text:style-name="P69">Predict: D<text:span text:style-name="T4">ischarge disability.</text:span></text:p>
      <text:p text:style-name="P69">Features: <text:span text:style-name="T34">7 chosen features</text:span></text:p>
      <text:p text:style-name="P69">Kfolds:<text:span text:style-name="T4"> </text:span><text:span text:style-name="T34">5</text:span><text:span text:style-name="T4"> kfold split</text:span><text:span text:style-name="T34">s</text:span></text:p>
      <text:p text:style-name="P56"/>
      <text:p text:style-name="P56"><text:span text:style-name="T29">Calculate feature importance and SHAP. E</text:span>xamine the consistency of the patterns that the model identifies across 5 k-folds <text:span text:style-name="T29">(</text:span>specifically in terms of feature importance and SHAP<text:span text:style-name="T29">)</text:span>.</text:p>
      <text:p text:style-name="P56"/>
      <text:p text:style-name="P53"><text:span text:style-name="T3">Notebook: 042_xgb_kfold_7_features_local_shap_plots.ipynb</text:span></text:p>
      <text:p text:style-name="P61"><text:span text:style-name="T34">(based on notebook 012, using the 7 chosen features, instead of all of the features. 5 kfolds)</text:span></text:p>
      <text:p text:style-name="P61"/>
      <text:p text:style-name="P69">Model: Use model from notebook 0<text:span text:style-name="T34">4</text:span>0 - XGBoost multiclass classification.</text:p>
      <text:p text:style-name="P69">Predict: D<text:span text:style-name="T4">ischarge disability.</text:span></text:p>
      <text:p text:style-name="P69">Features: <text:span text:style-name="T34">7 chosen </text:span><text:span text:style-name="T4">features</text:span></text:p>
      <text:p text:style-name="P69">Kfolds:<text:span text:style-name="T4"> 5 kfold split</text:span></text:p>
      <text:p text:style-name="P56"/>
      <text:p text:style-name="P56">Use SHAP values as calculated from that model in notebook 0<text:span text:style-name="T34">41</text:span>.</text:p>
      <text:p text:style-name="P56"><text:soft-page-break/></text:p>
      <text:p text:style-name="P56">Examine the consistency of the SHAP values for an individual patient across 5 k-folds.</text:p>
      <text:p text:style-name="P61"/>
      <text:p text:style-name="P53"><text:span text:style-name="T3">Notebook: 043_xgb_kfold_7_features_global_shap_plots.ipynb</text:span></text:p>
      <text:p text:style-name="P61"><text:span text:style-name="T34">(based on notebook 013, using the 7 chosen features, instead of all of the features. 5 kfolds)</text:span></text:p>
      <text:p text:style-name="P61"/>
      <text:p text:style-name="P70">Model: Use model from notebook 0<text:span text:style-name="T35">4</text:span>0 - XGBoost multiclass classification.</text:p>
      <text:p text:style-name="P70">Predict: D<text:span text:style-name="T4">ischarge disability.</text:span></text:p>
      <text:p text:style-name="P70">Features: <text:span text:style-name="T35">7 chosen </text:span><text:span text:style-name="T4">features</text:span></text:p>
      <text:p text:style-name="P70">Kfolds:<text:span text:style-name="T4"> 5 kfold split</text:span></text:p>
      <text:p text:style-name="P57"/>
      <text:p text:style-name="P57">Use SHAP values as calculated from that model in notebook 0<text:span text:style-name="T35">4</text:span>1.</text:p>
      <text:p text:style-name="P57"/>
      <text:p text:style-name="P57">Examine the consistency of the SHAP values for <text:span text:style-name="T29">the global picture</text:span> across 5 k-folds.</text:p>
      <text:p text:style-name="P57"/>
      <text:p text:style-name="P43"><text:span text:style-name="T3">B</text:span><text:span text:style-name="T4">ranch: kerry_0</text:span><text:span text:style-name="T23">50</text:span></text:p>
      <text:p text:style-name="P51"><text:span text:style-name="T3">Notebook: </text:span>050_xgb_1fold_7_features_accuracy.ipynb</text:p>
      <text:p text:style-name="P61"><text:span text:style-name="T34">(based on notebook 010, using the 7 chosen features, instead of all of the features. 1 kfold)</text:span></text:p>
      <text:p text:style-name="P7"/>
      <text:p text:style-name="P70">Model: Use model from notebook 0<text:span text:style-name="T35">4</text:span>0 - XGBoost multiclass classification.</text:p>
      <text:p text:style-name="P69">Predict: D<text:span text:style-name="T4">ischarge disability.</text:span></text:p>
      <text:p text:style-name="P69">Features: <text:s/><text:span text:style-name="T34">7 chosen features</text:span></text:p>
      <text:p text:style-name="P69">Kfolds:<text:span text:style-name="T4"> </text:span><text:span text:style-name="T34">1</text:span><text:span text:style-name="T4"> kfold split</text:span></text:p>
      <text:p text:style-name="P56"/>
      <text:p text:style-name="P56">Assess model using accuracy, ROC AUC, confusion matrix, reliability, calibration.</text:p>
      <text:p text:style-name="P56"/>
      <text:p text:style-name="P43"><text:span text:style-name="T3">B</text:span><text:span text:style-name="T4">ranch: kerry_0</text:span><text:span text:style-name="T23">51</text:span></text:p>
      <text:p text:style-name="P51"><text:span text:style-name="T3">Notebook: 051_xgb_1fold_7_features_importance_vs_shap.ipynb</text:span></text:p>
      <text:p text:style-name="P61"><text:span text:style-name="T34">(based on notebook 011, using the 7 chosen features, instead of all of the features. 1 kfold)</text:span></text:p>
      <text:p text:style-name="P7"/>
      <text:p text:style-name="P69">Model: Use model from notebook 0<text:span text:style-name="T35">4</text:span>0 - XGBoost multiclass classification.</text:p>
      <text:p text:style-name="P69">Predict: D<text:span text:style-name="T4">ischarge disability.</text:span></text:p>
      <text:p text:style-name="P69">Features: <text:span text:style-name="T34">7 chosen features</text:span></text:p>
      <text:p text:style-name="P69">Kfolds:<text:span text:style-name="T4"> </text:span><text:span text:style-name="T34">1</text:span><text:span text:style-name="T4"> kfold split</text:span></text:p>
      <text:p text:style-name="P56"/>
      <text:p text:style-name="P27"><text:span text:style-name="T29">Calculate feature importance and SHAP. E</text:span>xamine the patterns that the model identifies <text:span text:style-name="T29">(</text:span>specifically in terms of feature importance and SHAP<text:span text:style-name="T29">)</text:span>.</text:p>
      <text:p text:style-name="P27"/>
      <text:p text:style-name="P43"><text:span text:style-name="T3">B</text:span><text:span text:style-name="T4">ranch: kerry_0</text:span><text:span text:style-name="T23">52</text:span></text:p>
      <text:p text:style-name="P51"><text:span text:style-name="T3">Notebook: 052_xgb_1fold_7_features_local_shap_plots.ipynb</text:span></text:p>
      <text:p text:style-name="P61"><text:span text:style-name="T34">(based on notebook 012, using the 7 chosen features, instead of all of the features. 1 kfold)</text:span></text:p>
      <text:p text:style-name="P7"/>
      <text:p text:style-name="P69">Model: Use model from notebook 0<text:span text:style-name="T35">4</text:span>0 - XGBoost multiclass classification.</text:p>
      <text:p text:style-name="P69">Predict: D<text:span text:style-name="T4">ischarge disability.</text:span></text:p>
      <text:p text:style-name="P69">Features: <text:span text:style-name="T34">7 chosen </text:span><text:span text:style-name="T4">features</text:span></text:p>
      <text:p text:style-name="P69">Kfolds:<text:span text:style-name="T4"> </text:span><text:span text:style-name="T34">1</text:span><text:span text:style-name="T4"> kfold split</text:span></text:p>
      <text:p text:style-name="P56"/>
      <text:p text:style-name="P56">Use SHAP values as calculated from that model in notebook 0<text:span text:style-name="T35">4</text:span><text:span text:style-name="T34">1</text:span>.</text:p>
      <text:p text:style-name="P56"/>
      <text:p text:style-name="P27">Examine the <text:span text:style-name="T34">patterns </text:span>of the SHAP values for an individual patient.</text:p>
      <text:p text:style-name="P27"/>
      <text:p text:style-name="P43"><text:span text:style-name="T3">B</text:span><text:span text:style-name="T4">ranch: kerry_0</text:span><text:span text:style-name="T23">5</text:span><text:span text:style-name="T25">3</text:span></text:p>
      <text:p text:style-name="P5"><text:soft-page-break/><text:span text:style-name="T7">Notebook:</text:span> <text:span text:style-name="T8">0</text:span><text:span text:style-name="T6">5</text:span><text:span text:style-name="T8">3_xgb_</text:span><text:span text:style-name="T6">1</text:span><text:span text:style-name="T8">fold_7_features_global_shap_plots.ipynb</text:span></text:p>
      <text:p text:style-name="P61"><text:span text:style-name="T34">(based on notebook 013, using the 7 chosen features, instead of all of the features. 1 kfold)</text:span></text:p>
      <text:p text:style-name="P7"/>
      <text:p text:style-name="P70">Model: Use model from notebook 0<text:span text:style-name="T35">4</text:span>0 - XGBoost multiclass classification.</text:p>
      <text:p text:style-name="P70">Predict: D<text:span text:style-name="T4">ischarge disability.</text:span></text:p>
      <text:p text:style-name="P70">Features: <text:span text:style-name="T35">7 chosen </text:span><text:span text:style-name="T4">features</text:span></text:p>
      <text:p text:style-name="P70">Kfolds:<text:span text:style-name="T4"> </text:span><text:span text:style-name="T35">1</text:span><text:span text:style-name="T4"> kfold split</text:span></text:p>
      <text:p text:style-name="P57"/>
      <text:p text:style-name="P57">Use SHAP values as calculated from that model in notebook 0<text:span text:style-name="T35">4</text:span>1.</text:p>
      <text:p text:style-name="P57"/>
      <text:p text:style-name="P57">Examine the <text:span text:style-name="T35">patterns </text:span>of the SHAP values for <text:span text:style-name="T29">the global picture</text:span>.</text:p>
      <text:p text:style-name="P28"/>
      <text:p text:style-name="P43"><text:span text:style-name="T3">B</text:span><text:span text:style-name="T4">ranch: kerry_0</text:span><text:span text:style-name="T23">60</text:span></text:p>
      <text:p text:style-name="P51"><text:span text:style-name="T3">Notebook: 060_xgb_1fold_7_features_mrs_distributions_key_patients.ipynb</text:span></text:p>
      <text:p text:style-name="P6"/>
      <text:p text:style-name="P70">Model: Use model from notebook 0<text:span text:style-name="T34">4</text:span>0 - XGBoost multiclass classification.</text:p>
      <text:p text:style-name="P70">Predict: D<text:span text:style-name="T4">ischarge disability.</text:span></text:p>
      <text:p text:style-name="P70">Features: <text:span text:style-name="T34">7 chosen features</text:span></text:p>
      <text:p text:style-name="P70">Kfolds:<text:span text:style-name="T4"> </text:span><text:span text:style-name="T34">5</text:span><text:span text:style-name="T4"> kfold split</text:span><text:span text:style-name="T34">s</text:span></text:p>
      <text:p text:style-name="P8"/>
      <text:p text:style-name="P6"><text:span text:style-name="T35">S</text:span>how the multiclass mRS distributions (individual mRS + cumulative distributions) for hypothetical patients with/without thrombolysis.</text:p>
      <text:p text:style-name="P6"/>
      <text:p text:style-name="P43"><text:span text:style-name="T3">B</text:span><text:span text:style-name="T4">ranch: kerry_0</text:span><text:span text:style-name="T23">70</text:span></text:p>
      <text:p text:style-name="P51"><text:span text:style-name="T3">Notebook: 070_xgb_1fold_death_binary_vs_multiclass_accuracy.ipynb</text:span></text:p>
      <text:p text:style-name="P6">Train and compar<text:span text:style-name="T35">e</text:span> four different XGBoost models to predict whether a patient dies, or not:</text:p>
      <text:p text:style-name="P6"/>
      <text:p text:style-name="P70">Model: XGBoost multiclass classification, <text:span text:style-name="T35">and XGBoost binary classification</text:span>.</text:p>
      <text:p text:style-name="P70">Predict: <text:span text:style-name="T35">Patient dies</text:span><text:span text:style-name="T4">.</text:span></text:p>
      <text:p text:style-name="P70">Features: <text:span text:style-name="T34">7 chosen features</text:span></text:p>
      <text:p text:style-name="P31">Kfolds:<text:span text:style-name="T4"> </text:span><text:span text:style-name="T35">None</text:span></text:p>
      <text:p text:style-name="P6"/>
      <text:p text:style-name="P6">1) binary model (dead, not dead) using threshold 0.5. Fit this model in this notebook.</text:p>
      <text:p text:style-name="P6">2) binary model (dead, not dead) using threshold of specificity-sensitivity intersection. Use model as fitted for #1.</text:p>
      <text:p text:style-name="P6">3) multi-class classification model (use the mRS6 classification outcome) using threshold 0.5. Fit this model in this notebook</text:p>
      <text:p text:style-name="P6">4) multi-class classification model (use the mRS6 classification outcome) using threshold of specificity-sensitivity intersection. Use model as fitted for #3.</text:p>
      <text:p text:style-name="P6"/>
      <text:p text:style-name="P43"><text:span text:style-name="T3">B</text:span><text:span text:style-name="T4">ranch: kerry_0</text:span><text:span text:style-name="T23">80</text:span></text:p>
      <text:p text:style-name="P51"><text:span text:style-name="T3">Notebook: 080_xgb_1fold_7_features_binary_thresholds.ipynb</text:span></text:p>
      <text:p text:style-name="P6"/>
      <text:p text:style-name="P70">Model: XGBoost <text:span text:style-name="T36">binary</text:span> classification.</text:p>
      <text:p text:style-name="P70">Predict: <text:span text:style-name="T35">Patient is at least as well as each disability level (a set of 6 binary models)</text:span><text:span text:style-name="T4">.</text:span></text:p>
      <text:p text:style-name="P71">Features: <text:span text:style-name="T34">7 chosen features </text:span><text:span text:style-name="T36">+ Year </text:span><text:span text:style-name="T31">(original motivation was to assess the interaction between Year and Stroke team, but this notebook then took a different direction, and interaction is now in notebook 090 – </text:span><text:span text:style-name="T32">QUESTION: maybe YEAR shouldn’t be included in this notebook?</text:span><text:span text:style-name="T31">)</text:span></text:p>
      <text:p text:style-name="P8"><text:span text:style-name="T29">Kfolds:</text:span><text:span text:style-name="T4"> </text:span><text:span text:style-name="T35">1</text:span><text:span text:style-name="T4"> kfold split</text:span></text:p>
      <text:p text:style-name="P8"/>
      <text:p text:style-name="P8"><text:span text:style-name="T36">Examine accuracy</text:span>.</text:p>
      <text:p text:style-name="P8"><text:span text:style-name="T27"/></text:p>
      <text:p text:style-name="P43"><text:soft-page-break/><text:span text:style-name="T3">B</text:span><text:span text:style-name="T4">ranch: kerry_0</text:span><text:span text:style-name="T23">90</text:span></text:p>
      <text:p text:style-name="P51"><text:span text:style-name="T3">Notebook: 090_xgb_1fold_</text:span><text:span text:style-name="T28">8</text:span><text:span text:style-name="T3">_features_binary_threshold5_shap_interactions.ipynb</text:span></text:p>
      <text:p text:style-name="P71"/>
      <text:p text:style-name="P71">Model: Use <text:span text:style-name="T36">set of 6 binary classification </text:span>model<text:span text:style-name="T36">s</text:span> from notebook 0<text:span text:style-name="T36">8</text:span>0 - XGBoost <text:span text:style-name="T36">binary</text:span> classification.</text:p>
      <text:p text:style-name="P71">Predict: <text:span text:style-name="T35">Patient is at least as well as each disability level (a set of 6 binary models)</text:span><text:span text:style-name="T4">.</text:span></text:p>
      <text:p text:style-name="P71">Features: <text:span text:style-name="T34">7 chosen features </text:span><text:span text:style-name="T36">+ Year</text:span></text:p>
      <text:p text:style-name="P9"><text:span text:style-name="T29">Kfolds:</text:span><text:span text:style-name="T4"> </text:span><text:span text:style-name="T35">1</text:span><text:span text:style-name="T4"> kfold split</text:span></text:p>
      <text:p text:style-name="P6"/>
      <text:p text:style-name="P9"><text:span text:style-name="T36">Calculate SHAP values and SHAP interactions, and examine patterns (specifically the interaction between Year and Stroke team)</text:span>.</text:p>
      <text:p text:style-name="P6"/>
      <text:p text:style-name="P43"><text:span text:style-name="T3">B</text:span><text:span text:style-name="T4">ranch: kerry_</text:span><text:span text:style-name="T23">100</text:span></text:p>
      <text:p text:style-name="P51"><text:span text:style-name="T3">Notebook: 100_xgb_1fold_7_features_ivtshap_vs_otttime.ipynb </text:span></text:p>
      <text:p text:style-name="P6"/>
      <text:p text:style-name="P71">Model: <text:span text:style-name="T36">Set of 6 binary classification </text:span>model<text:span text:style-name="T36">s</text:span> - XGBoost <text:span text:style-name="T36">binary</text:span> classification.</text:p>
      <text:p text:style-name="P71">Predict: <text:span text:style-name="T35">Patient is at least as well as each disability level (a set of 6 binary models)</text:span><text:span text:style-name="T4">.</text:span></text:p>
      <text:p text:style-name="P71">Features: <text:span text:style-name="T34">7 chosen features</text:span></text:p>
      <text:p text:style-name="P9"><text:span text:style-name="T29">Kfolds:</text:span><text:span text:style-name="T4"> </text:span><text:span text:style-name="T35">1</text:span><text:span text:style-name="T4"> kfold split</text:span></text:p>
      <text:p text:style-name="P9"/>
      <text:p text:style-name="P35">(at the moment, these models are different than those trained in notebook 080, as that notebook currently have YEAR as an input)</text:p>
      <text:p text:style-name="P35"/>
      <text:p text:style-name="P38">For each of these models, a value of 1 means that the patient has a better outcome (as they are in the &lt; group, and not the &gt; group, for whichever threshold the model is for).</text:p>
      <text:p text:style-name="P35"/>
      <text:p text:style-name="P36"><text:span text:style-name="T41">Calculate </text:span>S<text:span text:style-name="T41">HAP </text:span>values.</text:p>
      <text:p text:style-name="P13"/>
      <text:p text:style-name="P36"><text:span text:style-name="T41">E</text:span>ach patient ha<text:span text:style-name="T41">s</text:span> their <text:span text:style-name="T41">feature value for </text:span><text:span text:style-name="T28">onset to treatment time </text:span>(minutes) and <text:span text:style-name="T28">six </text:span>SHAP values for this feature (<text:span text:style-name="T28">a SHAP value for each of the mRS thresholds used to create a binary target value: &lt;=0, &lt;=1, &lt;=2, &lt;=3, &lt;=4, &lt;=5</text:span>).</text:p>
      <text:p text:style-name="P39"/>
      <text:p text:style-name="P40"><text:span text:style-name="T42">F</text:span>it linear regression for feature value vs SHAP value for onset to treatment time <text:span text:style-name="T42">(for</text:span> those patients in the test set that receive IVT<text:span text:style-name="T42">)</text:span>.</text:p>
      <text:p text:style-name="P39"/>
      <text:p text:style-name="P36">Also calculate for each patient <text:span text:style-name="T42">in the test set that gets IVT, </text:span>the improvement due to thrombolysis. <text:span text:style-name="T42">Calculate this as </text:span>the difference in the SHAP value for feature onset to thrombolysis time for patients when they have, and don't have, thrombolysis.</text:p>
      <text:p text:style-name="P36"/>
      <text:p text:style-name="P36"><text:span text:style-name="T42">Fit </text:span>linear regression the improvement due to IVT <text:span text:style-name="T42">vs onset to treatment time (also fit per mRS threshold)</text:span></text:p>
      <text:p text:style-name="P36"/>
      <text:p text:style-name="P13">Hypothesis, if the data represents the results of the Emberson meta analysis, at t=0 should see SHAP value 0.7. Should cross no effect line (SHAP value 0) at 6.3hours (378mins). Applied cutoff at 4.5hours as that point was statistically significant.</text:p>
      <text:p text:style-name="P13"/>
      <text:p text:style-name="P37">[use th<text:span text:style-name="T42">e data, improvement due to treatment, </text:span>in notebook 110]</text:p>
      <text:p text:style-name="P36"/>
      <text:p text:style-name="P54"><text:span text:style-name="T40">Notebook: </text:span><text:bookmark text:name="file-name-id-wide"/><text:span text:style-name="T38">110_xgb_1fold_7_features_mrs_improvement_from_ivt_shap.ipynb</text:span></text:p>
      <text:p text:style-name="P78"><text:span text:style-name="T39"/></text:p>
      <text:p text:style-name="P14"><text:span text:style-name="T41">NEED TO COMPLETE </text:span>- CHECK WITH MIKE <text:span text:style-name="T41">IF STILL WANT THIS ANALYSIS</text:span></text:p>
      <text:p text:style-name="P14"><text:span text:style-name="T39"/></text:p>
      <text:p text:style-name="P78"><text:soft-page-break/><text:span text:style-name="T29">Model: XGBoost </text:span><text:span text:style-name="T41">regression</text:span><text:span text:style-name="T29">.</text:span></text:p>
      <text:p text:style-name="P72">Predict: <text:span text:style-name="T41">Predicted improvement due to thrombolysis</text:span><text:span text:style-name="T4">.</text:span></text:p>
      <text:p text:style-name="P72">Features: <text:span text:style-name="T34">7 chosen features</text:span></text:p>
      <text:p text:style-name="P10"><text:span text:style-name="T29">Kfolds:</text:span><text:span text:style-name="T4"> </text:span><text:span text:style-name="T35">1</text:span><text:span text:style-name="T4"> kfold split</text:span></text:p>
      <text:p text:style-name="P12"/>
      <text:p text:style-name="P12">The target feature (the predicted improvement due to thrombolysis) is calculated in notebook 100. Calculated for the patients in the test set that had thrombolysis, using the difference between the SHAP va<text:span text:style-name="T41">l</text:span>ues for feature onset_to_thrombolyiss_time when patients then didn't have treatment (setting feature value to -100)</text:p>
      <text:p text:style-name="P12"/>
      <text:p text:style-name="P12">We build a XGBoost regression model to predict the predicted effect of thrombolysis treatment on disability discharge. We build a SHAP model to identify what patient features improve the benefit from thrombolysis, and which reduce the benefit from thromboylsis. We might also want to just look at characteristics of patients with a negative treatment effect, vs those with a positive treatment effect.</text:p>
      <text:p text:style-name="P12"/>
      <text:p text:style-name="P48"><text:span text:style-name="T6">Branch: kerry_thrombolysis_outcome_effect</text:span></text:p>
      <text:p text:style-name="P44"/>
      <text:p text:style-name="P52">Notebook: 200_xgb_all_data_thrombolysis_decision_hospital_shap_values.ipynb</text:p>
      <text:p text:style-name="P62"/>
      <text:p text:style-name="P73">Model: XGBoost <text:span text:style-name="T35">binary classification</text:span>.</text:p>
      <text:p text:style-name="P73">Predict: <text:span text:style-name="T43">Did the patient receive thrombolysis (0 = No, 1 = Yes)</text:span></text:p>
      <text:p text:style-name="P73">Features: <text:span text:style-name="T45">8</text:span><text:span text:style-name="T34"> features</text:span></text:p>
      <text:p text:style-name="P32">Kfolds:<text:span text:style-name="T4"> </text:span><text:span text:style-name="T35">None. </text:span><text:span text:style-name="T42">Use all the data.</text:span></text:p>
      <text:p text:style-name="P11"/>
      <text:p text:style-name="P65"><text:span text:style-name="T44">I</text:span>dentify the <text:span text:style-name="T42">25</text:span> hospitals with the highest SHAP values <text:span text:style-name="T44">(median) [to used as the benchmark hospitals for the benchmark decision in notebook 210]</text:span>.</text:p>
      <text:p text:style-name="P21"/>
      <text:p text:style-name="P63">The <text:span text:style-name="T45">8</text:span> features in the model are:</text:p>
      <text:list xml:id="list1609195245" text:style-name="L3">
        <text:list-item>
          <text:p text:style-name="P64">Arrival-to-scan time: Time from arrival at hospital to scan (mins)</text:p>
        </text:list-item>
        <text:list-item>
          <text:p text:style-name="P64">Stroke severity: Stroke severity (NIHSS) on arrival</text:p>
        </text:list-item>
        <text:list-item>
          <text:p text:style-name="P64">Precise onset time: Onset time type (1 = precise, 0 = best estimate)</text:p>
        </text:list-item>
        <text:list-item>
          <text:p text:style-name="P64">Prior disability level: Disability level (modified Rankin Scale) before stroke</text:p>
        </text:list-item>
        <text:list-item>
          <text:p text:style-name="P64">Stroke team: Stroke team attended</text:p>
        </text:list-item>
        <text:list-item>
          <text:p text:style-name="P64">Onset-to-arrival time: Time from onset of stroke to arrival at hospital (mins)</text:p>
        </text:list-item>
        <text:list-item>
          <text:p text:style-name="P64">Onset during sleep: Did stroke occur in sleep?</text:p>
        </text:list-item>
        <text:list-item>
          <text:p text:style-name="P64">Age: Age (as middle of 5 year age bands)</text:p>
        </text:list-item>
      </text:list>
      <text:p text:style-name="P63"/>
      <text:p text:style-name="P17">For this analysis, filter the patients to those that are:</text:p>
      <text:list xml:id="list1520026964" text:style-name="L5">
        <text:list-item>
          <text:p text:style-name="P19">Not using anticolgalents (assume no-one on AFIb anticoagulant would receive thrombolysis - remove these from the population and report the number removed).</text:p>
        </text:list-item>
        <text:list-item>
          <text:p text:style-name="P19">Scanned within 4 hrs 15 mins of onset</text:p>
        </text:list-item>
        <text:list-item>
          <text:p text:style-name="P19">Ischaemic strokes (filter included in <text:span text:style-name="T45">the new</text:span> input dataset '02_reformatted_data_ml_<text:span text:style-name="T45">include_mt</text:span>.csv')</text:p>
        </text:list-item>
        <text:list-item>
          <text:p text:style-name="P19"><text:span text:style-name="T45">Include</text:span> thrombectomy (<text:span text:style-name="T45">create new</text:span> input dataset '02_reformatted_data_ml_<text:span text:style-name="T45">include_mt</text:span>.csv')</text:p>
        </text:list-item>
      </text:list>
      <text:p text:style-name="P17"/>
      <text:p text:style-name="P63"/>
      <text:p text:style-name="P79"><text:span text:style-name="T6">Notebook: 210_xgb_all_data_7_features_multiclass_outcome.ipynb</text:span></text:p>
      <text:p text:style-name="P52"/>
      <text:p text:style-name="P15">This notebook uses two XGBoost models</text:p>
      <text:p text:style-name="P15"/>
      <text:p text:style-name="P16"><text:span text:style-name="T44">1)</text:span></text:p>
      <text:p text:style-name="P74"><text:soft-page-break/>Model: <text:span text:style-name="T44">Use model </text:span>from notebook <text:span text:style-name="T44">200 - </text:span>XGBoost <text:span text:style-name="T35">binary classification</text:span>.</text:p>
      <text:p text:style-name="P74">Predict: <text:span text:style-name="T43">Did the patient receive thrombolysis (0 = No, 1 = Yes)</text:span></text:p>
      <text:p text:style-name="P74">Features: <text:span text:style-name="T45">8</text:span><text:span text:style-name="T34"> features</text:span></text:p>
      <text:p text:style-name="P33">Kfolds:<text:span text:style-name="T4"> </text:span><text:span text:style-name="T35">None. </text:span><text:span text:style-name="T42">Use all the data.</text:span></text:p>
      <text:p text:style-name="P33"/>
      <text:p text:style-name="P17">For this analysis, filter the patients to those that are:</text:p>
      <text:list xml:id="list214307592275280" text:continue-numbering="true" text:style-name="L5">
        <text:list-item>
          <text:p text:style-name="P19">Not using anticolgalents (assume no-one on AFIb anticoagulant would receive thrombolysis - remove these from the population and report the number removed).</text:p>
        </text:list-item>
        <text:list-item>
          <text:p text:style-name="P19">Scanned within 4 hrs 15 mins of onset</text:p>
        </text:list-item>
        <text:list-item>
          <text:p text:style-name="P19">Ischaemic strokes (filter included in <text:span text:style-name="T45">the new</text:span> input dataset '02_reformatted_data_ml_<text:span text:style-name="T45">include_mt</text:span>.csv')</text:p>
        </text:list-item>
        <text:list-item>
          <text:p text:style-name="P19"><text:span text:style-name="T45">Include</text:span> thrombectomy (<text:span text:style-name="T45">create new</text:span> input dataset '02_reformatted_data_ml_<text:span text:style-name="T45">include_mt</text:span>.csv')</text:p>
        </text:list-item>
      </text:list>
      <text:p text:style-name="P16"/>
      <text:p text:style-name="P41">2)</text:p>
      <text:p text:style-name="P75">Model: XGBoost <text:span text:style-name="T45">multiclass</text:span><text:span text:style-name="T35"> classification</text:span>.</text:p>
      <text:p text:style-name="P75">Predict: <text:span text:style-name="T45">Discharge disability</text:span></text:p>
      <text:p text:style-name="P75">Features: <text:span text:style-name="T45">7</text:span><text:span text:style-name="T34"> features</text:span></text:p>
      <text:p text:style-name="P34">Kfolds:<text:span text:style-name="T4"> </text:span><text:span text:style-name="T35">None. </text:span><text:span text:style-name="T10">Use all the data. </text:span><text:span text:style-name="T13">QUS Why not use the model as trained for kfold 1 in notebook 040?</text:span></text:p>
      <text:p text:style-name="P17"/>
      <text:p text:style-name="P15">For this analysis, filter the patients to those that are:</text:p>
      <text:list xml:id="list214306625779770" text:continue-numbering="true" text:style-name="L5">
        <text:list-item>
          <text:p text:style-name="P18">Not using anticolgalents (assume no-one on AFIb anticoagulant would receive thrombolysis - remove these from the population and report the number removed).</text:p>
        </text:list-item>
        <text:list-item>
          <text:p text:style-name="P18">Scanned within 4 hrs 15 mins of onset</text:p>
        </text:list-item>
        <text:list-item>
          <text:p text:style-name="P18">Ischaemic strokes (filter included in input dataset '02_reformatted_data_ml.csv')</text:p>
        </text:list-item>
        <text:list-item>
          <text:p text:style-name="P18">Not had thrombectomy (filter included in input dataset '02_reformatted_data_ml.csv')</text:p>
        </text:list-item>
      </text:list>
      <text:p text:style-name="P15"/>
      <text:p text:style-name="P15">Which patients would get treatment based on different ways to make the decision to give treatment:</text:p>
      <text:list xml:id="list1109802073" text:style-name="L6">
        <text:list-item>
          <text:p text:style-name="P23">All patients are treated</text:p>
        </text:list-item>
        <text:list-item>
          <text:p text:style-name="P23">No patients are treated</text:p>
        </text:list-item>
        <text:list-item>
          <text:p text:style-name="P23">Actual treatment decision</text:p>
        </text:list-item>
        <text:list-item>
          <text:p text:style-name="P23">Benchmark treatment decision</text:p>
        </text:list-item>
        <text:list-item>
          <text:p text:style-name="P23">Best outcome: the best weighted mRS outcome decision</text:p>
        </text:list-item>
        <text:list-item>
          <text:p text:style-name="P23">Worse outcome: the worst weighted mRS outcome decision</text:p>
        </text:list-item>
        <text:list-item>
          <text:p text:style-name="P23">Best outcome: the best likelihood of being mRS 0-4</text:p>
        </text:list-item>
        <text:list-item>
          <text:p text:style-name="P23">Worse outcome: the worst likelihood of being mRS 0-4</text:p>
        </text:list-item>
        <text:list-item>
          <text:p text:style-name="P23">Best outcome: the best weighted mRS and best likelihood of being mRS 0-4</text:p>
        </text:list-item>
        <text:list-item>
          <text:p text:style-name="P23">Worse outcome: the worse weighted mRS and worse likelihood of being mRS 0-4</text:p>
        </text:list-item>
        <text:list-item>
          <text:p text:style-name="P23">Best weighted mRS outcome decision where everyone has door to needle of 30 mins if they are treated</text:p>
        </text:list-item>
        <text:list-item>
          <text:p text:style-name="P23">Only choose treatment if it improves the mRS by +0.2</text:p>
        </text:list-item>
        <text:list-item>
          <text:p text:style-name="P24">Only choose treatment if it improves the mRS by +0.2 and not increase the likelihood of a bad outcome (&gt;= mRS 5)</text:p>
        </text:list-item>
      </text:list>
      <text:p text:style-name="P22"/>
      <text:p text:style-name="P52">Notebook: 220_xgb_1fold_7_features_mrs_shift_due_to_thrombolysis_accuracy.ipynb</text:p>
      <text:p text:style-name="P52"/>
      <text:p text:style-name="P75">Model: XGBoost <text:span text:style-name="T46">regression</text:span>.</text:p>
      <text:p text:style-name="P75">Predict: <text:span text:style-name="T45">Predicted </text:span><text:span text:style-name="T46">(weighted) </text:span><text:span text:style-name="T45">mRS shift in discharge disability (due to thrombolysis).</text:span></text:p>
      <text:p text:style-name="P75">Features: <text:span text:style-name="T45">7</text:span><text:span text:style-name="T34"> features</text:span></text:p>
      <text:p text:style-name="P34">Kfolds:<text:span text:style-name="T4"> </text:span><text:span text:style-name="T45">1 kfold split</text:span></text:p>
      <text:p text:style-name="P34"/>
      <text:p text:style-name="P42"><text:soft-page-break/>(<text:span text:style-name="T44">Use </text:span>multiclass classification<text:span text:style-name="T44"> model </text:span><text:span text:style-name="T29">from notebook </text:span><text:span text:style-name="T45">210 </text:span>to calculate target feature for the model above – the weighted mRS shift due to thrombolysis).</text:p>
      <text:p text:style-name="P15"/>
      <text:p text:style-name="P15">In next notebook (220) fit SHAP values to the mRS shift model.</text:p>
      <text:p text:style-name="P15"/>
      <text:p text:style-name="P52">Notebook: 221_xgb_1fold_7_features_mrs_shift_due_to_thrombolysis_importance_vs_shap.ipynb</text:p>
      <text:p text:style-name="P15"/>
      <text:p text:style-name="P76">Model: <text:span text:style-name="T46">Use model from notebook 221 - </text:span>XGBoost <text:span text:style-name="T46">regression</text:span>.</text:p>
      <text:p text:style-name="P76">Predict: <text:span text:style-name="T45">Predicted </text:span><text:span text:style-name="T46">(weighted) </text:span><text:span text:style-name="T45">mRS shift in discharge disability (due to thrombolysis).</text:span></text:p>
      <text:p text:style-name="P76">Features: <text:span text:style-name="T45">7</text:span><text:span text:style-name="T34"> features</text:span></text:p>
      <text:p text:style-name="P20"><text:span text:style-name="T29">Kfolds:</text:span><text:span text:style-name="T4"> </text:span><text:span text:style-name="T45">1 kfold split</text:span></text:p>
      <text:p text:style-name="P20"/>
      <text:p text:style-name="P20">Fit SHAP values to the mRS shift model a<text:span text:style-name="T46">s</text:span> trained in notebook 220, <text:span text:style-name="T46">to </text:span><text:span text:style-name="T37">see what patient features improve benefit from thrombolysis, and which reduce. We might also want to just look at characteristics of patients with a negative treatment effect, vs those with a positive treatment eff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code-pro" svg:font-family="source-code-pro, Menlo, Monaco, 'Courier New', Courier, monospace"/>
    <style:font-face style:name="system-ui" svg:font-family="system-ui, apple-system, blinkmacsystemfont, 'Segoe UI', helvetica, arial, sans-serif, 'Apple Color Emoji', 'Segoe UI Emoji', 'Segoe UI Symbol'"/>
    <style:font-face style:name="var jp-cell-prompt-font-family" svg:font-family="'var jp-cell-prompt-font-family'"/>
    <style:font-face style:name="var jp-code-font-family" svg:font-family="'var jp-code-font-family'"/>
    <style:font-face style:name="var jp-content-font-family" svg:font-family="'var jp-content-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1:05:51.528897435</meta:creation-date>
    <dc:date>2024-03-07T14:36:05.915847231</dc:date>
    <meta:editing-duration>P1DT4M23S</meta:editing-duration>
    <meta:editing-cycles>4</meta:editing-cycles>
    <meta:generator>LibreOffice/7.3.7.2$Linux_X86_64 LibreOffice_project/30$Build-2</meta:generator>
    <meta:document-statistic meta:table-count="0" meta:image-count="0" meta:object-count="0" meta:page-count="10" meta:paragraph-count="289" meta:word-count="2755" meta:character-count="19008" meta:non-whitespace-character-count="16573"/>
  </office:meta>
</office:document-meta>
</file>